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bcaf8" officeooo:paragraph-rsid="001bcaf8"/>
    </style:style>
    <style:style style:name="P2" style:family="paragraph" style:parent-style-name="Standard" style:list-style-name="L1">
      <style:text-properties officeooo:rsid="001c62c8" officeooo:paragraph-rsid="001c62c8"/>
    </style:style>
    <style:style style:name="P3" style:family="paragraph" style:parent-style-name="Standard">
      <style:text-properties officeooo:rsid="001c62c8" officeooo:paragraph-rsid="001bcaf8"/>
    </style:style>
    <style:style style:name="P4" style:family="paragraph" style:parent-style-name="Standard" style:list-style-name="L1">
      <style:text-properties officeooo:rsid="001d7877" officeooo:paragraph-rsid="001d7877"/>
    </style:style>
    <style:style style:name="P5" style:family="paragraph" style:parent-style-name="Standard" style:list-style-name="L1">
      <style:text-properties officeooo:rsid="001e882b" officeooo:paragraph-rsid="001e882b"/>
    </style:style>
    <style:style style:name="P6" style:family="paragraph" style:parent-style-name="Standard" style:list-style-name="L1">
      <style:text-properties officeooo:rsid="001ec82c" officeooo:paragraph-rsid="001ec82c"/>
    </style:style>
    <style:style style:name="P7" style:family="paragraph" style:parent-style-name="Standard">
      <style:text-properties officeooo:rsid="001ec82c" officeooo:paragraph-rsid="001ec82c"/>
    </style:style>
    <style:style style:name="P8" style:family="paragraph" style:parent-style-name="Standard" style:list-style-name="L1">
      <style:text-properties officeooo:rsid="002030ad" officeooo:paragraph-rsid="002030ad"/>
    </style:style>
    <style:style style:name="P9" style:family="paragraph" style:parent-style-name="Standard" style:list-style-name="L1">
      <style:text-properties officeooo:rsid="00216970" officeooo:paragraph-rsid="00216970"/>
    </style:style>
    <style:style style:name="P10" style:family="paragraph" style:parent-style-name="Standard" style:list-style-name="L1">
      <style:text-properties officeooo:rsid="0023450d" officeooo:paragraph-rsid="0023450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nuary 24<text:span text:style-name="T1">th</text:span>, 2023</text:p>
      <text:p text:style-name="P1">Kitkat Dambeck</text:p>
      <text:p text:style-name="P1">4D Fundementals</text:p>
      <text:p text:style-name="P3"/>
      <text:list xml:id="list1946188745" text:style-name="L1">
        <text:list-item>
          <text:p text:style-name="P2">Art.</text:p>
          <text:list>
            <text:list-item>
              <text:p text:style-name="P2">Ja’Tovia Gary.</text:p>
              <text:list>
                <text:list-item>
                  <text:p text:style-name="P2">The Giverny Document.</text:p>
                  <text:list>
                    <text:list-item>
                      <text:p text:style-name="P2">The Giverny is a place in France which inspired many artists, especially Monet.</text:p>
                    </text:list-item>
                    <text:list-item>
                      <text:p text:style-name="P2">Interviewed women in Harlem, asking if they felt safe, in their body, in the neighborhood, in the world, etc.</text:p>
                    </text:list-item>
                    <text:list-item>
                      <text:p text:style-name="P2">Of the exerts we watched, both felt safe, citing faith in god and a familiarity with the neighborhood. </text:p>
                    </text:list-item>
                  </text:list>
                </text:list-item>
              </text:list>
            </text:list-item>
            <text:list-item>
              <text:p text:style-name="P8">Lynn Hershman Lessson.</text:p>
              <text:list>
                <text:list-item>
                  <text:p text:style-name="P8">Roberta Breitmore.</text:p>
                  <text:list>
                    <text:list-item>
                      <text:p text:style-name="P8">Roberta is a rigioursly defined character, who Lynn, and later two other actors preformed in real life, checking into hotels, placing personal ads, and even getting a drivers license. </text:p>
                      <text:list>
                        <text:list-item>
                          <text:p text:style-name="P8">Defined signature, mannerisms, preferences, etc. <text:s/></text:p>
                        </text:list-item>
                      </text:list>
                    </text:list-item>
                    <text:list-item>
                      <text:p text:style-name="P8">In 1978, Roberta was killed an an exorcism. </text:p>
                    </text:list-item>
                    <text:list-item>
                      <text:p text:style-name="P8">Modern surveillance is now so powerful and so invisible as to prevent this kind of performance.</text:p>
                    </text:list-item>
                  </text:list>
                </text:list-item>
                <text:list-item>
                  <text:p text:style-name="P9">Shadow Stalker.</text:p>
                  <text:list>
                    <text:list-item>
                      <text:p text:style-name="P9">Interactive film installation. </text:p>
                    </text:list-item>
                    <text:list-item>
                      <text:p text:style-name="P9">About the automated profiling used by police departments. </text:p>
                    </text:list-item>
                    <text:list-item>
                      <text:p text:style-name="P9">Predpol, predictive policing.</text:p>
                      <text:list>
                        <text:list-item>
                          <text:p text:style-name="P9">Uses earthquake prediction algorithms. </text:p>
                        </text:list-item>
                        <text:list-item>
                          <text:p text:style-name="P9">Sends cops to red squares where there crimes will allegedly be committed.</text:p>
                          <text:list>
                            <text:list-item>
                              <text:p text:style-name="P9">Based off personal info such as credit score.</text:p>
                            </text:list-item>
                            <text:list-item>
                              <text:p text:style-name="P9">Similar info used for loan approvals. </text:p>
                            </text:list-item>
                          </text:list>
                        </text:list-item>
                        <text:list-item>
                          <text:p text:style-name="P9">In practice perpetuates racial profiling. </text:p>
                        </text:list-item>
                      </text:list>
                    </text:list-item>
                    <text:list-item>
                      <text:p text:style-name="P10">Sureal poetry sung by the “spirit of the dark web”</text:p>
                    </text:list-item>
                  </text:list>
                </text:list-item>
              </text:list>
            </text:list-item>
            <text:list-item>
              <text:p text:style-name="P8">American Artist.</text:p>
              <text:list>
                <text:list-item>
                  <text:p text:style-name="P8">In 2013, legally changed their name to American Artist. </text:p>
                  <text:list>
                    <text:list-item>
                      <text:p text:style-name="P8">Disrupts search engines, or the generic search shows a black artist’s work. <text:s/></text:p>
                    </text:list-item>
                  </text:list>
                </text:list-item>
                <text:list-item>
                  <text:p text:style-name="P8">Dignity Image. 2019.</text:p>
                  <text:list>
                    <text:list-item>
                      <text:p text:style-name="P8">Collection of personal cell phone images that were not posted online. </text:p>
                    </text:list-item>
                    <text:list-item>
                      <text:p text:style-name="P8">They gain a different kind of value by not being evaluated by social media. </text:p>
                    </text:list-item>
                  </text:list>
                </text:list-item>
              </text:list>
            </text:list-item>
            <text:list-item>
              <text:p text:style-name="P8">Anthropometric study of a Bolivian indigenous, 19<text:span text:style-name="T1">th</text:span> century.</text:p>
              <text:list>
                <text:list-item>
                  <text:p text:style-name="P8">Picture of a guy with measurements of the nose, brow, ears, etc. </text:p>
                </text:list-item>
              </text:list>
            </text:list-item>
          </text:list>
        </text:list-item>
        <text:list-item>
          <text:p text:style-name="P4">Critiques od interview project.</text:p>
          <text:list>
            <text:list-item>
              <text:p text:style-name="P4">Group ?</text:p>
              <text:list>
                <text:list-item>
                  <text:p text:style-name="P4">Interviewee: Sky.</text:p>
                </text:list-item>
                <text:list-item>
                  <text:p text:style-name="P4">Many questions about art and film, and why the interviewee is an artist, and what the non filmer interviewee thinks of the film industry.</text:p>
                </text:list-item>
                <text:list-item>
                  <text:p text:style-name="P4">Crowd soundscape in the background. </text:p>
                </text:list-item>
                <text:list-item>
                  <text:p text:style-name="P4">Blown out walls in stark white. </text:p>
                </text:list-item>
              </text:list>
            </text:list-item>
            <text:list-item>
              <text:p text:style-name="P5">Group 5.</text:p>
              <text:list>
                <text:list-item>
                  <text:p text:style-name="P5">Elevator door opening, then into walking.</text:p>
                </text:list-item>
                <text:list-item>
                  <text:p text:style-name="P5">Many interviewees, asking what they’ve never done but always wanted to do. </text:p>
                </text:list-item>
                <text:list-item>
                  <text:p text:style-name="P5"><text:soft-page-break/>Things include traveling to japan, going to a big party, playing basketball, and skydiving.</text:p>
                </text:list-item>
              </text:list>
            </text:list-item>
            <text:list-item>
              <text:p text:style-name="P5">Group ?.</text:p>
              <text:list>
                <text:list-item>
                  <text:p text:style-name="P5">Interview about clothes. </text:p>
                </text:list-item>
              </text:list>
            </text:list-item>
          </text:list>
        </text:list-item>
        <text:list-item>
          <text:p text:style-name="P6">Reflection.</text:p>
          <text:list>
            <text:list-item>
              <text:p text:style-name="P6">This class is so fucking fast.</text:p>
              <text:list>
                <text:list-item>
                  <text:p text:style-name="P6">There’s very little time to engage with our own craft, or the works we’re shown, or the work of our peers. </text:p>
                </text:list-item>
                <text:list-item>
                  <text:p text:style-name="P6">It makes the classes very tiring.</text:p>
                </text:list-item>
                <text:list-item>
                  <text:p text:style-name="P6">It makes it hard to take pride in my work or my learning.</text:p>
                  <text:list>
                    <text:list-item>
                      <text:p text:style-name="P6">It feels like these are disrespected by the rapid pace. </text:p>
                    </text:list-item>
                  </text:list>
                </text:list-item>
              </text:list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3:51:21.832991487</meta:creation-date>
    <dc:date>2023-01-24T18:03:08.464544705</dc:date>
    <meta:editing-duration>PT1H33M1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51" meta:word-count="445" meta:character-count="2548" meta:non-whitespace-character-count="2180"/>
  </office:meta>
</office:document-meta>
</file>